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24A00001475000013B1AF22762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16cm" svg:height="10.16cm" svg:x="1.009cm" svg:y="1.00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.62cm" svg:height="10.16cm" svg:x="11.16cm" svg:y="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5.236cm" svg:height="5.04cm" svg:x="19.288cm" svg:y="3.286cm">
          <draw:image xlink:href="Pictures/2000024A00001475000013B1AF2276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06:18</meta:creation-date>
    <dc:date>2016-11-28T06:19:19</dc:date>
    <dc:creator>Lu Ding</dc:creator>
    <meta:editing-duration>PT15M15S</meta:editing-duration>
    <meta:editing-cycles>8</meta:editing-cycles>
    <meta:generator>OpenOffice/4.1.3$Unix OpenOffice.org_project/413m1$Build-978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330099" draw:fill-color="#330099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sterisk" chart:symbol-width="0.15cm" chart:symbol-height="0.15cm"/>
    </style:style>
    <style:style style:name="ch16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cc" draw:fill-color="#00cccc"/>
      <style:text-properties fo:font-size="10pt" style:font-size-asian="10pt" style:font-size-complex="10pt"/>
    </style:style>
    <style:style style:name="ch17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8" style:family="chart">
      <style:graphic-properties draw:stroke="solid" svg:stroke-width="0.051cm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line" chart:style-name="ch1">
        <chart:plot-area chart:style-name="ch2" chart:data-source-has-labels="both" svg:x="1.37cm" svg:y="0.947cm" svg:width="8.385cm" svg:height="7.874cm">
          <chartooo:coordinate-region svg:x="1.806cm" svg:y="1.144cm" svg:width="7.855cm" svg:height="7.034cm"/>
          <chart:axis chart:dimension="x" chart:name="primary-x" chart:style-name="ch3" chartooo:axis-type="text">
            <chart:title svg:x="5.012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5.803cm" chart:style-name="ch6">
              <text:p>time [sec]</text:p>
            </chart:title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6:.$F$6" chart:label-cell-address="local-table.$A$6" chart:class="chart:line">
            <chart:data-point chart:repeated="5"/>
          </chart:series>
          <chart:series chart:style-name="ch10" chart:values-cell-range-address="local-table.$B$8:.$F$8" chart:label-cell-address="local-table.$A$8" chart:class="chart:line">
            <chart:data-point chart:repeated="5"/>
          </chart:series>
          <chart:series chart:style-name="ch11" chart:values-cell-range-address="local-table.$B$10:.$F$10" chart:label-cell-address="local-table.$A$10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7:.$F$7" chart:label-cell-address="local-table.$A$7" chart:class="chart:line">
            <chart:data-point chart:repeated="4"/>
            <chart:data-point chart:style-name="ch15"/>
          </chart:series>
          <chart:series chart:style-name="ch16" chart:values-cell-range-address="local-table.$B$9:.$F$9" chart:label-cell-address="local-table.$A$9" chart:class="chart:line">
            <chart:data-point chart:repeated="5"/>
          </chart:series>
          <chart:series chart:style-name="ch17" chart:values-cell-range-address="local-table.$B$11:.$F$11" chart:label-cell-address="local-table.$A$11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pure_angular)</text:p>
              </table:table-cell>
              <table:table-cell office:value-type="float" office:value="0.118982000000001">
                <text:p>0.118982000000001</text:p>
              </table:table-cell>
              <table:table-cell office:value-type="float" office:value="0.329616333333335">
                <text:p>0.329616333333335</text:p>
              </table:table-cell>
              <table:table-cell office:value-type="float" office:value="0.692228666666663">
                <text:p>0.692228666666663</text:p>
              </table:table-cell>
              <table:table-cell office:value-type="float" office:value="1.48310766666666">
                <text:p>1.48310766666666</text:p>
              </table:table-cell>
              <table:table-cell office:value-type="float" office:value="2.54961266666667">
                <text:p>2.54961266666667</text:p>
              </table:table-cell>
            </table:table-row>
            <table:table-row>
              <table:table-cell office:value-type="string">
                <text:p>FFT3D (pure_angular)</text:p>
              </table:table-cell>
              <table:table-cell office:value-type="float" office:value="0.123647666666667">
                <text:p>0.123647666666667</text:p>
              </table:table-cell>
              <table:table-cell office:value-type="float" office:value="1.32213200000001">
                <text:p>1.32213200000001</text:p>
              </table:table-cell>
              <table:table-cell office:value-type="float" office:value="1.68841">
                <text:p>1.68841</text:p>
              </table:table-cell>
              <table:table-cell office:value-type="float" office:value="6.27371333333333">
                <text:p>6.27371333333333</text:p>
              </table:table-cell>
              <table:table-cell office:value-type="float" office:value="7.059927">
                <text:p>7.059927</text:p>
              </table:table-cell>
            </table:table-row>
            <table:table-row>
              <table:table-cell office:value-type="string">
                <text:p>OZ (standard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standard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pure_angular)</text:p>
              </table:table-cell>
              <table:table-cell office:value-type="float" office:value="0.0253296666666659">
                <text:p>0.0253296666666659</text:p>
              </table:table-cell>
              <table:table-cell office:value-type="float" office:value="0.117315666666655">
                <text:p>0.117315666666655</text:p>
              </table:table-cell>
              <table:table-cell office:value-type="float" office:value="0.293621999999993">
                <text:p>0.293621999999993</text:p>
              </table:table-cell>
              <table:table-cell office:value-type="float" office:value="0.960186999999992">
                <text:p>0.960186999999992</text:p>
              </table:table-cell>
              <table:table-cell office:value-type="float" office:value="1.72873633333328">
                <text:p>1.72873633333328</text:p>
              </table:table-cell>
            </table:table-row>
            <table:table-row>
              <table:table-cell office:value-type="string">
                <text:p>FGSHT (pure_angular)</text:p>
              </table:table-cell>
              <table:table-cell office:value-type="float" office:value="0.119314999999999">
                <text:p>0.119314999999999</text:p>
              </table:table-cell>
              <table:table-cell office:value-type="float" office:value="0.642902333333333">
                <text:p>0.642902333333333</text:p>
              </table:table-cell>
              <table:table-cell office:value-type="float" office:value="1.38278933333333">
                <text:p>1.38278933333333</text:p>
              </table:table-cell>
              <table:table-cell office:value-type="float" office:value="3.48846999999999">
                <text:p>3.48846999999999</text:p>
              </table:table-cell>
              <table:table-cell office:value-type="float" office:value="6.08307533333332">
                <text:p>6.08307533333332</text:p>
              </table:table-cell>
            </table:table-row>
            <table:table-row>
              <table:table-cell office:value-type="string">
                <text:p>other (standard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standard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pure_angular)</text:p>
              </table:table-cell>
              <table:table-cell office:value-type="float" office:value="0.0236630000000003">
                <text:p>0.0236630000000003</text:p>
              </table:table-cell>
              <table:table-cell office:value-type="float" office:value="0.108317333333336">
                <text:p>0.108317333333336</text:p>
              </table:table-cell>
              <table:table-cell office:value-type="float" office:value="0.159975333333335">
                <text:p>0.159975333333335</text:p>
              </table:table-cell>
              <table:table-cell office:value-type="float" office:value="0.459929333333363">
                <text:p>0.459929333333363</text:p>
              </table:table-cell>
              <table:table-cell office:value-type="float" office:value="0.66856533333333">
                <text:p>0.668565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21cm" svg:height="10.161cm" xlink:href="." xlink:type="simple" chart:class="chart:line" chart:style-name="ch1">
        <chart:plot-area chart:style-name="ch2" chart:data-source-has-labels="both" svg:x="0.602cm" svg:y="0.947cm" svg:width="6.715cm" svg:height="7.874cm">
          <chartooo:coordinate-region svg:x="1.038cm" svg:y="1.144cm" svg:width="6.185cm" svg:height="7.034cm"/>
          <chart:axis chart:dimension="x" chart:name="primary-x" chart:style-name="ch3" chartooo:axis-type="text">
            <chart:title svg:x="3.409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/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4:.$F$4" chart:label-cell-address="local-table.$A$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FFT3D (pure_angular)</text:p>
              </table:table-cell>
              <table:table-cell office:value-type="float" office:value="0.123647666666667">
                <text:p>0.123647666666667</text:p>
              </table:table-cell>
              <table:table-cell office:value-type="float" office:value="1.32213200000001">
                <text:p>1.32213200000001</text:p>
              </table:table-cell>
              <table:table-cell office:value-type="float" office:value="1.68841">
                <text:p>1.68841</text:p>
              </table:table-cell>
              <table:table-cell office:value-type="float" office:value="6.27371333333333">
                <text:p>6.27371333333333</text:p>
              </table:table-cell>
              <table:table-cell office:value-type="float" office:value="7.059927">
                <text:p>7.059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